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800" style:text-align-source="fix" style:repeat-content="false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4" style:family="table-cell" style:parent-style-name="Default">
      <style:table-cell-properties fo:wrap-option="wrap" style:vertical-align="middle"/>
      <style:text-properties fo:hyphenate="tru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 calcext:value-type="string">
            <text:p>MVC</text:p>
          </table:table-cell>
          <table:table-cell table:style-name="ce6" office:value-type="string" calcext:value-type="string">
            <text:p>MiniBlog</text:p>
          </table:table-cell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CONTROLER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Annotations</text:p>
          </table:table-cell>
          <table:table-cell table:style-name="ce7" table:number-columns-repeated="1018"/>
        </table:table-row>
        <table:table-row table:style-name="ro2">
          <table:table-cell table:style-name="ce3" office:value-type="string" calcext:value-type="string">
            <text:p>/index/php</text:p>
          </table:table-cell>
          <table:table-cell office:value-type="string" calcext:value-type="string">
            <text:p>liste_articles.php</text:p>
          </table:table-cell>
          <table:table-cell office:value-type="string" calcext:value-type="string">
            <text:p>- Chargement de la page par défaut avec la liste de tous les articles du blog</text:p>
            <text:p>- Vérification si l’utilisateur est déjà authentifié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- requête sur la bdd pour ramener l’ensemble des articles (t_articles) + le nom et prénom de l’auteur (t_auteur) + la catégorie de l’article (t_catégories)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index.php?catégorie=choix</text:p>
          </table:table-cell>
          <table:table-cell office:value-type="string" calcext:value-type="string">
            <text:p>liste_articles.php</text:p>
          </table:table-cell>
          <table:table-cell office:value-type="string" calcext:value-type="string">
            <text:p>- Rechargement de la page avec la liste des articles correspondant à la sélection de catégorie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- requête sur la bdd pour ramener l’ensemble des articles (t_articles) + le nom et prénom de l’auteur (t_auteur) + la catégorie de l’article (t_catégories) avec filtrage sur la catégorie sélectionnée</text:p>
          </table:table-cell>
          <table:table-cell office:value-type="string" calcext:value-type="string">
            <text:p><text:s/>- Ne fonctionne que sur sélection dans la liste « Catégorie »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/index.php?auth=true</text:p>
          </table:table-cell>
          <table:table-cell office:value-type="string" calcext:value-type="string">
            <text:p>verif_auth.php</text:p>
          </table:table-cell>
          <table:table-cell office:value-type="string" calcext:value-type="string">
            <text:p>- Affichage de la page d’authentification sur clic sur le bouton « Connexion » de la page index.php.</text:p>
            <text:p>- Vérification de l’identité de l’utilisateur après clic sur le bouton « Valider » de la page auth.php, puis retour sur la page d’index.php</text:p>
          </table:table-cell>
          <table:table-cell office:value-type="string" calcext:value-type="string">
            <text:p>auth.php</text:p>
          </table:table-cell>
          <table:table-cell office:value-type="string" calcext:value-type="string">
            <text:p>- requête sur la bdd pour controler que les champs saisis correcpondent à une entrée dans la table « t_auteurs »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/index.php?article=idt_article</text:p>
          </table:table-cell>
          <table:table-cell office:value-type="string" calcext:value-type="string">
            <text:p>article.php</text:p>
          </table:table-cell>
          <table:table-cell office:value-type="string" calcext:value-type="string">
            <text:p>- Affichage de la page détail de l'article sélectionné par le clic.</text:p>
          </table:table-cell>
          <table:table-cell office:value-type="string" calcext:value-type="string">
            <text:p>article.php</text:p>
          </table:table-cell>
          <table:table-cell office:value-type="string" calcext:value-type="string">
            <text:p>- requête sur la bdd pour rechercher toutes les informations de l'article sélectionné.</text:p>
          </table:table-cell>
          <table:table-cell office:value-type="string" calcext:value-type="string">
            <text:p>- ajoute les boutons "detele" et "valider" si un auteur est authentifité</text:p>
            <text:p>- sinon seul le bouton « annuler » est présent pour revenir à la liste des article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/index.php?article=idt_article</text:p>
          </table:table-cell>
          <table:table-cell office:value-type="string" calcext:value-type="string">
            <text:p>article.php</text:p>
          </table:table-cell>
          <table:table-cell office:value-type="string" calcext:value-type="string">
            <text:p>- Affiche une alerte de confirmation en cas de demande de suppression de l'article</text:p>
          </table:table-cell>
          <table:table-cell office:value-type="string" calcext:value-type="string">
            <text:p>article.php</text:p>
          </table:table-cell>
          <table:table-cell office:value-type="string" calcext:value-type="string">
            <text:p>- requête sur la bdd pour supprimer l'article sélectionné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/index.php?article=idt_article</text:p>
          </table:table-cell>
          <table:table-cell office:value-type="string" calcext:value-type="string">
            <text:p>article.php</text:p>
          </table:table-cell>
          <table:table-cell office:value-type="string" calcext:value-type="string">
            <text:p>- Affiche une alerte de confirmation en cas de validation des modifications de l'article.</text:p>
          </table:table-cell>
          <table:table-cell office:value-type="string" calcext:value-type="string">
            <text:p>article.php</text:p>
          </table:table-cell>
          <table:table-cell office:value-type="string" calcext:value-type="string">
            <text:p>- requête sur la bdd pour modifier l'article sélectionné</text:p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7" table:number-rows-repeated="3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7">
          <table:table-cell table:style-name="ce5" table:number-columns-repeated="1024"/>
        </table:table-row>
        <table:table-row table:style-name="ro7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GER</meta:initial-creator>
    <meta:creation-date>2017-11-18T12:21:02.577000000</meta:creation-date>
    <dc:date>2017-11-18T13:19:21.320000000</dc:date>
    <dc:creator>Daniel LEGER</dc:creator>
    <meta:editing-duration>PT15M16S</meta:editing-duration>
    <meta:editing-cycles>2</meta:editing-cycles>
    <meta:generator>LibreOffice/5.3.7.2$Windows_X86_64 LibreOffice_project/6b8ed514a9f8b44d37a1b96673cbbdd077e24059</meta:generator>
    <meta:document-statistic meta:table-count="1" meta:cell-count="40" meta:object-count="0"/>
  </office:meta>
</office:document-meta>
</file>